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b6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the instruction on how to start the ethereum private network and then deploying the smart contract on the network.</text:p>
      <text:p text:style-name="P4">Copy both the folders inside phase-3 on to your desktop before starting.</text:p>
      <text:p text:style-name="P3"/>
      <text:p text:style-name="P3">1. Open the terminal and redirect to the KYC-Blockchain folder: <text:span text:style-name="T2">cd /{path}/KYC-Blockchain</text:span></text:p>
      <text:p text:style-name="P3"/>
      <text:p text:style-name="P3">2. you need to issue the following command and press enter: <text:span text:style-name="T2">geth --datadir ./datadir init ./genesis.json</text:span></text:p>
      <text:p text:style-name="P3">This command will create a private chain data for our blockchain.</text:p>
      <text:p text:style-name="P3"/>
      <text:p text:style-name="P3">3. You need to type the following command and press enter: <text:span text:style-name="T2">geth --datadir ./datadir --networkid 2019 --rpc --rpcport 30303 --allow-insecure-unlock console</text:span></text:p>
      <text:p text:style-name="P3">This command is going to create a new blockchain network and it will start a console</text:p>
      <text:p text:style-name="P3"/>
      <text:p text:style-name="P3">4. Create new accounts by entering this: <text:span text:style-name="T2">personal.newAccount(‘</text:span><text:span text:style-name="T3">aakash’</text:span><text:span text:style-name="T2">)</text:span></text:p>
      <text:p text:style-name="P3">aakash is the password</text:p>
      <text:p text:style-name="P3"/>
      <text:p text:style-name="P3">5. Unlock the newly created account by entering: <text:span text:style-name="T2">personal.unlockAccount(eth.coinbase, ‘</text:span><text:span text:style-name="T3">aakash’</text:span><text:span text:style-name="T2">, 0)</text:span></text:p>
      <text:p text:style-name="P3">Here eth.coinbase is taken as the first account created by default and the password is 'aakash'. 0 in the end means we need to keep it unlock for indefinate time.</text:p>
      <text:p text:style-name="P3"/>
      <text:p text:style-name="P3">6. Now the network is running and the coinbase account is unlocked for migrating the smart contracts. Now start the mining process in this terminal by entering: <text:s/><text:span text:style-name="T2">miner.start()</text:span></text:p>
      <text:p text:style-name="P3"><text:span text:style-name="T2">IMPORTANT</text:span>: Let the mining process be on for a while, so that the coinbase account has some ether to execute the migration via truffle</text:p>
      <text:p text:style-name="P3"/>
      <text:p text:style-name="P3">7. Open another terminal (lets call this terminal B) and redirect to the trufflekyc folder in phase-3: <text:span text:style-name="T2">cd /{path}/trufflekyc</text:span></text:p>
      <text:p text:style-name="P3"/>
      <text:p text:style-name="P3">8. To compile the smart contract code in terminal B press: <text:span text:style-name="T2">truffle compile</text:span></text:p>
      <text:p text:style-name="P3">With this command, you will see that truffle is going to compile all the smart contracts available inside your contracts directory and is going to create the byte-code that needs to be put on top of the blockchain.</text:p>
      <text:p text:style-name="P3"><text:soft-page-break/></text:p>
      <text:p text:style-name="P3">9. Copy the KYC_Customer.sol file inside the newly created contracts folder. Also copy the 2_KYC_Customer_deployment.js file inside the newly created migrations folder. Both these files are inside the trufflekyc folder in phase-3.</text:p>
      <text:p text:style-name="P3"/>
      <text:p text:style-name="P3">9. <text:s/>Run the following command in Terminal B: <text:span text:style-name="T2">truffle migrate --network geth</text:span></text:p>
      <text:p text:style-name="P3">it is going to migrate the smart contracts on to the geth network</text:p>
      <text:p text:style-name="P3"/>
      <text:p text:style-name="P3">10. To access the truffle console run the following command: <text:span text:style-name="T2">truffle console --network geth</text:span></text:p>
      <text:p text:style-name="P3">you will be taken inside the truffle console connected to the geth environment. Inside this console, you can write the JavaScript statements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06T20:08:38.520938713</dc:date>
    <meta:editing-duration>PT10S</meta:editing-duration>
    <meta:editing-cycles>1</meta:editing-cycles>
    <meta:document-statistic meta:table-count="0" meta:image-count="0" meta:object-count="0" meta:page-count="2" meta:paragraph-count="21" meta:word-count="385" meta:character-count="2364" meta:non-whitespace-character-count="2005"/>
  </office:meta>
</office:document-meta>
</file>